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a4ed" officeooo:paragraph-rsid="0021a4ed"/>
    </style:style>
    <style:style style:name="P2" style:family="paragraph" style:parent-style-name="Standard">
      <style:text-properties officeooo:rsid="0022dd72" officeooo:paragraph-rsid="0022dd72"/>
    </style:style>
    <style:style style:name="P3" style:family="paragraph" style:parent-style-name="Standard">
      <style:text-properties officeooo:rsid="00244be0" officeooo:paragraph-rsid="00244be0"/>
    </style:style>
    <style:style style:name="P4" style:family="paragraph" style:parent-style-name="Text_20_body" style:list-style-name="L16"/>
    <style:style style:name="P5" style:family="paragraph" style:parent-style-name="Text_20_body" style:list-style-name="L16">
      <style:text-properties fo:language="fr" fo:country="FR"/>
    </style:style>
    <style:style style:name="P6" style:family="paragraph" style:parent-style-name="Text_20_body" style:list-style-name="L6">
      <style:paragraph-properties fo:margin-top="0cm" fo:margin-bottom="0cm" loext:contextual-spacing="false"/>
    </style:style>
    <style:style style:name="P7" style:family="paragraph" style:parent-style-name="Text_20_body" style:list-style-name="L10">
      <style:paragraph-properties fo:margin-top="0cm" fo:margin-bottom="0cm" loext:contextual-spacing="false"/>
    </style:style>
    <style:style style:name="P8" style:family="paragraph" style:parent-style-name="Text_20_body" style:list-style-name="L11">
      <style:paragraph-properties fo:margin-top="0cm" fo:margin-bottom="0cm" loext:contextual-spacing="false"/>
    </style:style>
    <style:style style:name="P9" style:family="paragraph" style:parent-style-name="Text_20_body" style:list-style-name="L12">
      <style:paragraph-properties fo:margin-top="0cm" fo:margin-bottom="0cm" loext:contextual-spacing="false"/>
    </style:style>
    <style:style style:name="P10" style:family="paragraph" style:parent-style-name="Text_20_body" style:list-style-name="L14">
      <style:paragraph-properties fo:margin-top="0cm" fo:margin-bottom="0cm" loext:contextual-spacing="false"/>
    </style:style>
    <style:style style:name="P11" style:family="paragraph" style:parent-style-name="Text_20_body" style:list-style-name="L17">
      <style:paragraph-properties fo:margin-top="0cm" fo:margin-bottom="0cm" loext:contextual-spacing="false"/>
    </style:style>
    <style:style style:name="P12" style:family="paragraph" style:parent-style-name="Text_20_body" style:list-style-name="L18">
      <style:paragraph-properties fo:margin-top="0cm" fo:margin-bottom="0cm" loext:contextual-spacing="false"/>
    </style:style>
    <style:style style:name="P13" style:family="paragraph" style:parent-style-name="Text_20_body" style:list-style-name="L20">
      <style:paragraph-properties fo:margin-top="0cm" fo:margin-bottom="0cm" loext:contextual-spacing="false"/>
    </style:style>
    <style:style style:name="P14" style:family="paragraph" style:parent-style-name="Text_20_body" style:list-style-name="L22">
      <style:paragraph-properties fo:margin-top="0cm" fo:margin-bottom="0cm" loext:contextual-spacing="false"/>
    </style:style>
    <style:style style:name="P15" style:family="paragraph" style:parent-style-name="Text_20_body" style:list-style-name="L24">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text-properties fo:language="fr" fo:country="FR"/>
    </style:style>
    <style:style style:name="P17" style:family="paragraph" style:parent-style-name="Text_20_body" style:list-style-name="L2">
      <style:paragraph-properties fo:margin-top="0cm" fo:margin-bottom="0cm" loext:contextual-spacing="false"/>
      <style:text-properties fo:language="fr" fo:country="FR"/>
    </style:style>
    <style:style style:name="P18" style:family="paragraph" style:parent-style-name="Text_20_body" style:list-style-name="L3">
      <style:paragraph-properties fo:margin-top="0cm" fo:margin-bottom="0cm" loext:contextual-spacing="false"/>
      <style:text-properties fo:language="fr" fo:country="FR"/>
    </style:style>
    <style:style style:name="P19" style:family="paragraph" style:parent-style-name="Text_20_body" style:list-style-name="L3">
      <style:paragraph-properties fo:margin-top="0cm" fo:margin-bottom="0cm" loext:contextual-spacing="false"/>
      <style:text-properties fo:language="fr" fo:country="FR" officeooo:paragraph-rsid="001ca947"/>
    </style:style>
    <style:style style:name="P20" style:family="paragraph" style:parent-style-name="Text_20_body" style:list-style-name="L6">
      <style:paragraph-properties fo:margin-top="0cm" fo:margin-bottom="0cm" loext:contextual-spacing="false"/>
      <style:text-properties fo:language="fr" fo:country="FR"/>
    </style:style>
    <style:style style:name="P21" style:family="paragraph" style:parent-style-name="Text_20_body" style:list-style-name="L7">
      <style:paragraph-properties fo:margin-top="0cm" fo:margin-bottom="0cm" loext:contextual-spacing="false"/>
      <style:text-properties fo:language="fr" fo:country="FR"/>
    </style:style>
    <style:style style:name="P22" style:family="paragraph" style:parent-style-name="Text_20_body" style:list-style-name="L8">
      <style:paragraph-properties fo:margin-top="0cm" fo:margin-bottom="0cm" loext:contextual-spacing="false"/>
      <style:text-properties fo:language="fr" fo:country="FR"/>
    </style:style>
    <style:style style:name="P23" style:family="paragraph" style:parent-style-name="Text_20_body" style:list-style-name="L9">
      <style:paragraph-properties fo:margin-top="0cm" fo:margin-bottom="0cm" loext:contextual-spacing="false"/>
      <style:text-properties fo:language="fr" fo:country="FR"/>
    </style:style>
    <style:style style:name="P24" style:family="paragraph" style:parent-style-name="Text_20_body" style:list-style-name="L10">
      <style:paragraph-properties fo:margin-top="0cm" fo:margin-bottom="0cm" loext:contextual-spacing="false"/>
      <style:text-properties fo:language="fr" fo:country="FR"/>
    </style:style>
    <style:style style:name="P25" style:family="paragraph" style:parent-style-name="Text_20_body" style:list-style-name="L11">
      <style:paragraph-properties fo:margin-top="0cm" fo:margin-bottom="0cm" loext:contextual-spacing="false"/>
      <style:text-properties fo:language="fr" fo:country="FR"/>
    </style:style>
    <style:style style:name="P26" style:family="paragraph" style:parent-style-name="Text_20_body" style:list-style-name="L12">
      <style:paragraph-properties fo:margin-top="0cm" fo:margin-bottom="0cm" loext:contextual-spacing="false"/>
      <style:text-properties fo:language="fr" fo:country="FR"/>
    </style:style>
    <style:style style:name="P27" style:family="paragraph" style:parent-style-name="Text_20_body" style:list-style-name="L13">
      <style:paragraph-properties fo:margin-top="0cm" fo:margin-bottom="0cm" loext:contextual-spacing="false"/>
      <style:text-properties fo:language="fr" fo:country="FR"/>
    </style:style>
    <style:style style:name="P28" style:family="paragraph" style:parent-style-name="Text_20_body" style:list-style-name="L14">
      <style:paragraph-properties fo:margin-top="0cm" fo:margin-bottom="0cm" loext:contextual-spacing="false"/>
      <style:text-properties fo:language="fr" fo:country="FR"/>
    </style:style>
    <style:style style:name="P29" style:family="paragraph" style:parent-style-name="Text_20_body" style:list-style-name="L15">
      <style:paragraph-properties fo:margin-top="0cm" fo:margin-bottom="0cm" loext:contextual-spacing="false"/>
      <style:text-properties fo:language="fr" fo:country="FR"/>
    </style:style>
    <style:style style:name="P30" style:family="paragraph" style:parent-style-name="Text_20_body" style:list-style-name="L17">
      <style:paragraph-properties fo:margin-top="0cm" fo:margin-bottom="0cm" loext:contextual-spacing="false"/>
      <style:text-properties fo:language="fr" fo:country="FR"/>
    </style:style>
    <style:style style:name="P31" style:family="paragraph" style:parent-style-name="Text_20_body" style:list-style-name="L18">
      <style:paragraph-properties fo:margin-top="0cm" fo:margin-bottom="0cm" loext:contextual-spacing="false"/>
      <style:text-properties fo:language="fr" fo:country="FR"/>
    </style:style>
    <style:style style:name="P32" style:family="paragraph" style:parent-style-name="Text_20_body" style:list-style-name="L19">
      <style:paragraph-properties fo:margin-top="0cm" fo:margin-bottom="0cm" loext:contextual-spacing="false"/>
      <style:text-properties fo:language="fr" fo:country="FR"/>
    </style:style>
    <style:style style:name="P33" style:family="paragraph" style:parent-style-name="Text_20_body" style:list-style-name="L20">
      <style:paragraph-properties fo:margin-top="0cm" fo:margin-bottom="0cm" loext:contextual-spacing="false"/>
      <style:text-properties fo:language="fr" fo:country="FR"/>
    </style:style>
    <style:style style:name="P34" style:family="paragraph" style:parent-style-name="Text_20_body" style:list-style-name="L20">
      <style:paragraph-properties fo:margin-top="0cm" fo:margin-bottom="0cm" loext:contextual-spacing="false"/>
      <style:text-properties fo:language="fr" fo:country="FR" fo:font-style="italic" style:font-style-asian="italic" style:font-style-complex="italic"/>
    </style:style>
    <style:style style:name="P35" style:family="paragraph" style:parent-style-name="Text_20_body" style:list-style-name="L21">
      <style:paragraph-properties fo:margin-top="0cm" fo:margin-bottom="0cm" loext:contextual-spacing="false"/>
      <style:text-properties fo:language="fr" fo:country="FR"/>
    </style:style>
    <style:style style:name="P36" style:family="paragraph" style:parent-style-name="Text_20_body" style:list-style-name="L22">
      <style:paragraph-properties fo:margin-top="0cm" fo:margin-bottom="0cm" loext:contextual-spacing="false"/>
      <style:text-properties fo:language="fr" fo:country="FR"/>
    </style:style>
    <style:style style:name="P37" style:family="paragraph" style:parent-style-name="Text_20_body" style:list-style-name="L23">
      <style:paragraph-properties fo:margin-top="0cm" fo:margin-bottom="0cm" loext:contextual-spacing="false"/>
      <style:text-properties fo:language="fr" fo:country="FR"/>
    </style:style>
    <style:style style:name="P38" style:family="paragraph" style:parent-style-name="Text_20_body" style:list-style-name="L24">
      <style:paragraph-properties fo:margin-top="0cm" fo:margin-bottom="0cm" loext:contextual-spacing="false"/>
      <style:text-properties fo:language="fr" fo:country="FR"/>
    </style:style>
    <style:style style:name="P39" style:family="paragraph" style:parent-style-name="Text_20_body" style:list-style-name="L1">
      <style:paragraph-properties fo:margin-top="0cm" fo:margin-bottom="0cm" loext:contextual-spacing="false"/>
      <style:text-properties fo:language="fr" fo:country="FR" officeooo:rsid="001b24bc" officeooo:paragraph-rsid="001b24bc"/>
    </style:style>
    <style:style style:name="P40" style:family="paragraph" style:parent-style-name="Heading_20_1">
      <style:text-properties fo:language="fr" fo:country="FR"/>
    </style:style>
    <style:style style:name="P41" style:family="paragraph" style:parent-style-name="Heading_20_1">
      <style:text-properties fo:language="fr" fo:country="FR" officeooo:rsid="0020aca0" officeooo:paragraph-rsid="0020aca0"/>
    </style:style>
    <style:style style:name="P42" style:family="paragraph" style:parent-style-name="Heading_20_2">
      <style:text-properties fo:language="fr" fo:country="FR"/>
    </style:style>
    <style:style style:name="P43" style:family="paragraph" style:parent-style-name="Heading_20_3">
      <style:text-properties fo:language="fr" fo:country="FR"/>
    </style:style>
    <style:style style:name="P44" style:family="paragraph" style:parent-style-name="Preformatted_20_Text" style:list-style-name="L2"/>
    <style:style style:name="P45" style:family="paragraph" style:parent-style-name="Preformatted_20_Text" style:list-style-name="L3"/>
    <style:style style:name="P46" style:family="paragraph" style:parent-style-name="Preformatted_20_Text" style:list-style-name="L2">
      <style:text-properties fo:language="fr" fo:country="FR"/>
    </style:style>
    <style:style style:name="P47" style:family="paragraph" style:parent-style-name="Preformatted_20_Text" style:list-style-name="L11">
      <style:text-properties fo:language="fr" fo:country="FR"/>
    </style:style>
    <style:style style:name="P48" style:family="paragraph" style:parent-style-name="Preformatted_20_Text" style:list-style-name="L14">
      <style:text-properties fo:language="fr" fo:country="FR"/>
    </style:style>
    <style:style style:name="P49" style:family="paragraph" style:parent-style-name="Preformatted_20_Text" style:list-style-name="L16">
      <style:text-properties fo:language="fr" fo:country="FR"/>
    </style:style>
    <style:style style:name="P50" style:family="paragraph" style:parent-style-name="Preformatted_20_Text" style:list-style-name="L20">
      <style:text-properties fo:language="fr" fo:country="FR"/>
    </style:style>
    <style:style style:name="P51" style:family="paragraph" style:parent-style-name="Preformatted_20_Text">
      <loext:graphic-properties draw:fill="solid" draw:fill-color="#ffffff" draw:opacity="100%"/>
      <style:paragraph-properties fo:background-color="#ffffff"/>
      <style:text-properties fo:color="#000000" officeooo:paragraph-rsid="001b24bc"/>
    </style:style>
    <style:style style:name="P52" style:family="paragraph" style:parent-style-name="Footer">
      <style:paragraph-properties fo:text-align="center" style:justify-single-word="false"/>
      <style:text-properties fo:language="fr" fo:country="F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3bb17"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76367"/>
    </style:style>
    <style:style style:name="T6" style:family="text">
      <style:text-properties fo:language="fr" fo:country="FR"/>
    </style:style>
    <style:style style:name="T7" style:family="text">
      <style:text-properties officeooo:rsid="00193f3f"/>
    </style:style>
    <style:style style:name="T8" style:family="text">
      <style:text-properties officeooo:rsid="001b24bc"/>
    </style:style>
    <style:style style:name="T9" style:family="text">
      <style:text-properties fo:color="#660e7a" style:font-name="DejaVu Sans Mono" fo:font-style="italic" fo:font-weight="bold"/>
    </style:style>
    <style:style style:name="T10" style:family="text">
      <style:text-properties fo:color="#008000" style:font-name="DejaVu Sans Mono" fo:font-weight="bold"/>
    </style:style>
    <style:style style:name="T11" style:family="text">
      <style:text-properties style:font-name="DejaVu Sans Mono"/>
    </style:style>
    <style:style style:name="T12" style:family="text">
      <style:text-properties fo:color="#000000" style:font-name="DejaVu Sans Mono"/>
    </style:style>
    <style:style style:name="T13" style:family="text">
      <style:text-properties fo:color="#000000" style:font-name="DejaVu Sans Mono" fo:font-style="italic"/>
    </style:style>
    <style:style style:name="T14" style:family="text">
      <style:text-properties officeooo:rsid="001b6e31"/>
    </style:style>
    <style:style style:name="T15" style:family="text">
      <style:text-properties officeooo:rsid="001ca947"/>
    </style:style>
    <style:style style:name="T16" style:family="text">
      <style:text-properties fo:background-color="#fff200" loext:char-shading-value="0"/>
    </style:style>
    <style:style style:name="T17" style:family="text">
      <style:text-properties officeooo:rsid="001ca947" fo:background-color="#fff200" loext:char-shading-value="0"/>
    </style:style>
    <style:style style:name="T18" style:family="text">
      <style:text-properties officeooo:rsid="0023bb17"/>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h text:style-name="P40" text:outline-level="1">Le plan des salles du batiment</text:h>
      <text:list xml:id="list1207934996" text:style-name="L1">
        <text:list-item>
          <text:p text:style-name="P16"><text:span text:style-name="T8">Pour stocker sur notre smartphone le plan d’un bâtiment. </text:span>On utilise une base SQLIte. La <text:span text:style-name="T8">création</text:span> de cette base se fait via la méthode <text:span text:style-name="T1">oncreate</text:span> de la classe <text:span text:style-name="T4">dao/LocalisationDatabase.java</text:span>.</text:p>
        </text:list-item>
        <text:list-item>
          <text:p text:style-name="P39">Dans un premier temps on remplissait la base en dur dans cette même méthode onCreate. Actuellement on va récupérer les données d’une base FireBase après avoir sélectionné le bâtiment qui nous intéresse !!!</text:p>
        </text:list-item>
        <text:list-item>
          <text:p text:style-name="P16"><text:span text:style-name="T5">Cette base est constituée de </text:span>2 tables la table <text:span text:style-name="T2">Salles</text:span> et la table <text:span text:style-name="T2">Déplacements</text:span></text:p>
        </text:list-item>
      </text:list>
      <text:h text:style-name="P42" text:outline-level="2">la table Salles:</text:h>
      <text:list xml:id="list2393880981" text:style-name="L2">
        <text:list-item>
          <text:p text:style-name="P17">Elle modélise les <text:span text:style-name="T8">nœuds</text:span> de mon graphe.</text:p>
        </text:list-item>
        <text:list-item>
          <text:p text:style-name="P17">Elle est composée de 3 champs:</text:p>
          <text:list>
            <text:list-item>
              <text:p text:style-name="P17">un champs <text:span text:style-name="T1">_id</text:span> qui est un entier et con<text:span text:style-name="T7">s</text:span>titue la clé primaire <text:span text:style-name="T7">(on entre ce champs à la main)</text:span></text:p>
            </text:list-item>
            <text:list-item>
              <text:p text:style-name="P17">un champs <text:span text:style-name="T1">numero_salle</text:span> qui est une <text:span text:style-name="T7">chaîne</text:span> de caractères reprenant le numéro de la salle <text:span text:style-name="T7">(par exemple 31.01.01 soit numéro du bâtiment numéro d’étage numéro de la salle dans l’étage)</text:span> . <text:span text:style-name="T7">C’est le numéro</text:span> <text:span text:style-name="T7">qui est </text:span>affiché sur la porte et que l'on devra retrouver sur le QRCode.</text:p>
            </text:list-item>
            <text:list-item>
              <text:p text:style-name="P17">un champs <text:span text:style-name="T1">accessible</text:span> qui est un booléen indiquant si la salle est disponible ou non (condamnée <text:span text:style-name="T7">pour </text:span>travaux ou autres). <text:span text:style-name="T7">SQLITE ne gérant pas les booléens on le représente par un entier la valeur 1 pour dire que la salle est disponible, 0 pour dire que la salle n’est pas disponible ! Par défaut une salle est disponible</text:span></text:p>
            </text:list-item>
          </text:list>
        </text:list-item>
        <text:list-item>
          <text:p text:style-name="P17">Ci dessous un extrait du code Java de création de l<text:span text:style-name="T8">a table </text:span>salles.</text:p>
          <text:p text:style-name="P44"><text:span text:style-name="T6"><text:s text:c="4"/>d</text:span><text:span text:style-name="T12">Log.</text:span><text:span text:style-name="T13">i</text:span><text:span text:style-name="T12">(</text:span><text:span text:style-name="T9">TAG</text:span><text:span text:style-name="T12">, </text:span><text:span text:style-name="T10">"On lance la création de la table "</text:span><text:span text:style-name="T12">+</text:span><text:span text:style-name="T9">TABLE_SALLES</text:span><text:span text:style-name="T12">);</text:span></text:p>
        </text:list-item>
      </text:list>
      <text:p text:style-name="P51"><text:span text:style-name="T11"><text:tab/> <text:s text:c="2"/>db.execSQL(</text:span><text:span text:style-name="T10">"CREATE TABLE "</text:span><text:span text:style-name="T11">+</text:span><text:span text:style-name="T9">TABLE_SALLES</text:span><text:span text:style-name="T11">+</text:span><text:span text:style-name="T10">" ( _id integer PRIMARY KEY," </text:span><text:span text:style-name="T11">+ </text:span><text:span text:style-name="T9">FIELD_NUMERO_SALLE </text:span><text:span text:style-name="T11">+ </text:span><text:span text:style-name="T10">" TEXT,"</text:span><text:span text:style-name="T11">+</text:span><text:span text:style-name="T9">FIELD_ACCESSIBLE</text:span><text:span text:style-name="T11">+</text:span><text:span text:style-name="T10">" INTEGER DEFAULT 1);"</text:span><text:span text:style-name="T11">);</text:span></text:p>
      <text:list xml:id="list180108544580755" text:continue-numbering="true" text:style-name="L2">
        <text:list-item>
          <text:p text:style-name="P46"/>
        </text:list-item>
      </text:list>
      <text:h text:style-name="P42" text:outline-level="2">la table <text:span text:style-name="T16">Deplacements</text:span>:</text:h>
      <text:list xml:id="list2599407736" text:style-name="L3">
        <text:list-item>
          <text:p text:style-name="P18">Elle modélise les arêtes de mon graphe orienté!</text:p>
        </text:list-item>
        <text:list-item>
          <text:p text:style-name="P18">chaque ligne de cette table représente un déplacement <text:span text:style-name="T14">à suivre </text:span><text:s/><text:span text:style-name="T14">pour passer d’une salle à une salle </text:span>voisine. On entend par voisines 2 salle séparées par un déplacement élémentaire. <text:span text:style-name="T14">Un déplacement élémentaire peut être</text:span> :</text:p>
          <text:list>
            <text:list-item>
              <text:p text:style-name="P18">rejoindre la salle d'à coté ou d'en face <text:span text:style-name="T14">dans ce cas le déplacement élémentaire indique une direction à prendre pour rejoindre la salle voisine sur le même étage. Elle est soit NORD pour Nord, SUD pour Sud, EST pour Est, OUEST pour Ouest. Dans ce cas le déplacement a un poids de 1</text:span></text:p>
            </text:list-item>
            <text:list-item>
              <text:p text:style-name="P18">monter ou descendre d'un étage pour retrouver la table correspondante d<text:span text:style-name="T14">u même</text:span> bout de couloir. <text:span text:style-name="T14">Un exemple de déplacement est EST+MONTER+OUEST+NORD ce qui </text:span><text:soft-page-break/><text:span text:style-name="T14">signifie se diriger vers l’est pour atteindre la cage d’escalier, monter les marches de l’escalier, se diriger vers l’Ouest pour quitter la cage d’escalier et dans le couloir prendre ensuite la direction NORD ! Comme il y a 4 indication dans ce déplacement cette arête a un poids de 4</text:span></text:p>
            </text:list-item>
          </text:list>
        </text:list-item>
        <text:list-item>
          <text:p text:style-name="P18">L<text:span text:style-name="T15">a</text:span> table <text:span text:style-name="T17">deplacement</text:span><text:span text:style-name="T15"> </text:span>est constituée de 3 champs:</text:p>
          <text:list>
            <text:list-item>
              <text:p text:style-name="P18">le champs <text:span text:style-name="T1">from</text:span> reprend le champs *_id* de la table Salles pour repérer la salle d'ou part le déplacement élémentaire</text:p>
            </text:list-item>
            <text:list-item>
              <text:p text:style-name="P18">le champs <text:span text:style-name="T1">to</text:span> reprend le champs *_id* de la table Salles pour repérer la salle ou arrive le déplacement élémentaire</text:p>
            </text:list-item>
          </text:list>
        </text:list-item>
        <text:list-item>
          <text:p text:style-name="P19">le champs <text:span text:style-name="T1">mouvement</text:span> est un champs de type String qui décrit de déplacement élémentaire de façon codifiée</text:p>
          <text:list>
            <text:list-item>
              <text:p text:style-name="P19">par exemple <text:span text:style-name="T1">EST+MONTER+OUEST+NORD</text:span> signifie aller à l'est jusqu'à rencontrer un escalier, monter cet escalier allez à l'ou<text:span text:style-name="T15">e</text:span>st <text:span text:style-name="T15">pour quitter la cage d’escalier</text:span> puis aller vers le nord jusqu'à rencontrer la salle qui nous intéresse. Ce déplacement à un poids de 4 car 4 indications</text:p>
            </text:list-item>
          </text:list>
        </text:list-item>
        <text:list-item>
          <text:p text:style-name="P19">le champs <text:span text:style-name="T1">accessible</text:span> est un champs de type Booléen qui indique si cette portion du parccours est ouverte ou non</text:p>
          <text:list>
            <text:list-item>
              <text:p text:style-name="P19">(Sens de circulation cause COVID, travaux, plan vigipirate)</text:p>
            </text:list-item>
          </text:list>
        </text:list-item>
        <text:list-item>
          <text:p text:style-name="P18">Ci dessous un extrait de code java qui crée la table <text:span text:style-name="T2">deplacements</text:span> </text:p>
          <text:p text:style-name="P45"><text:span text:style-name="T6"><text:s text:c="4"/></text:span><text:span text:style-name="T12">db.execSQL(</text:span><text:span text:style-name="T10">"CREATE TABLE "</text:span><text:span text:style-name="T12">+</text:span><text:span text:style-name="T9">TABLE_DEPLACEMENTS</text:span><text:span text:style-name="T12">+</text:span><text:span text:style-name="T10">" ( _id integer PRIMARY KEY," </text:span><text:span text:style-name="T12">+ </text:span><text:span text:style-name="T9">FIELD_FROM </text:span><text:span text:style-name="T12">+ </text:span><text:span text:style-name="T10">" integer, "</text:span><text:span text:style-name="T12">+ </text:span><text:span text:style-name="T9">FIELD_TO </text:span><text:span text:style-name="T12">+</text:span><text:span text:style-name="T10">" integer, "</text:span><text:span text:style-name="T12">+ </text:span><text:span text:style-name="T9">FIELD_MOUVEMENT </text:span><text:span text:style-name="T12">+</text:span><text:span text:style-name="T10">" TEXT, "</text:span><text:span text:style-name="T12">+</text:span><text:span text:style-name="T9">FIELD_ACCESSIBLE</text:span><text:span text:style-name="T12">+</text:span><text:span text:style-name="T10">" INTEGER DEFAULT 1);"</text:span><text:span text:style-name="T12">);</text:span></text:p>
        </text:list-item>
      </text:list>
      <text:h text:style-name="P41" text:outline-level="1">Stockage des données de bâtiment dans une base Firebase :</text:h>
      <text:h text:style-name="Heading_20_2" text:outline-level="2">Création d’un compte Firebase :</text:h>
      <text:p text:style-name="P1">j’ai créé un compte FireBase à partir de mon compte GMAil, j’acccède à la console via l’URL</text:p>
      <text:p text:style-name="P1"><text:a xlink:type="simple" xlink:href="https://console.firebase.google.com/u/0/project/geolocalisation-indoor/overview" text:style-name="Internet_20_link" text:visited-style-name="Visited_20_Internet_20_Link">https://console.firebase.google.com/u/0/project/geolocalisation-indoor/overview</text:a></text:p>
      <text:p text:style-name="P2">Sur la <text:span text:style-name="T18">roue crantée en haut et gauche (Vue d’ensemble du projet) on sélectionne </text:span><text:span text:style-name="T3">paramètres du projet</text:span><text:span text:style-name="T18"> <text:s/>onglet </text:span><text:span text:style-name="T3">Compte de service</text:span><text:span text:style-name="T18"> !!!! On récupère le code NodeJS et on clique sur le bouton </text:span><text:span text:style-name="T3">Générer une nouvelle clé privée</text:span><text:span text:style-name="T18"> !!!</text:span></text:p>
      <text:h text:style-name="Heading_20_2" text:outline-level="2">Mon projet Github pour accéder à une base Firebase :</text:h>
      <text:p text:style-name="Standard"/>
      <text:p text:style-name="P3"/>
      <text:h text:style-name="P40" text:outline-level="1">L'algorithme de recherche de déplacements:</text:h>
      <text:list xml:id="list3395947216" text:style-name="L6">
        <text:list-item>
          <text:p text:style-name="P20">partir d'une salle de départ et d'une salle d'arrivée trouver le chemin optimal dans le graphe orienté décrit par les tables <text:span text:style-name="T2">salles</text:span> et <text:span text:style-name="T2">deplacments</text:span></text:p>
        </text:list-item>
        <text:list-item>
          <text:p text:style-name="P20">Dans un premier temps les salles de départ et d'arrivée sont chacune choisies à partir d'un Spinnner</text:p>
        </text:list-item>
        <text:list-item>
          <text:p text:style-name="P20"><text:soft-page-break/>le spinner d'arrivée et son adaptateur reprend toutes les valeurs de la table <text:span text:style-name="T2">Salles</text:span> à l'exception de la valeur sélectionnée par le spinner SAlle de départ.</text:p>
        </text:list-item>
        <text:list-item>
          <text:p text:style-name="P6"><text:span text:style-name="T6">Pour cela on reprend </text:span><text:a xlink:type="simple" xlink:href="https://www.baeldung.com/java-dijkstra" text:style-name="Internet_20_link" text:visited-style-name="Visited_20_Internet_20_Link"><text:span text:style-name="Definition"><text:span text:style-name="T6">cette implémentation Java</text:span></text:span></text:a><text:span text:style-name="T6"> de l'algorithme de Dijkstra.</text:span></text:p>
        </text:list-item>
      </text:list>
      <text:h text:style-name="P40" text:outline-level="1">passage de l'action principale à l'action de visualisation</text:h>
      <text:list xml:id="list1140128082" text:style-name="L7">
        <text:list-item>
          <text:p text:style-name="P21">Les objets <text:span text:style-name="T1">Salle</text:span> et <text:span text:style-name="T1">Mouvement</text:span> ayant trop de références croisées leur serialisation n'est pas possible. Je suis donc passé en objets simplifiés <text:span text:style-name="T1">SerializableSalle</text:span> et <text:span text:style-name="T1">SerilizableMouvement</text:span> de même que <text:span text:style-name="T1">SerializableParcours</text:span></text:p>
        </text:list-item>
        <text:list-item>
          <text:p text:style-name="P21">La verification que le parcours s'est bien transmis se fait via LogCat en se limitant au messages de la classe <text:span text:style-name="T2">info</text:span> avec un filtre portant sur <text:span text:style-name="T2">ViewCourseActivity</text:span></text:p>
        </text:list-item>
        <text:list-item>
          <text:p text:style-name="P21">la grande question qui se pose est comment produire une visualisation des déplacements</text:p>
        </text:list-item>
        <text:list-item>
          <text:p text:style-name="P21">demmarer une 3ème activité qui affichera une boussole et une étape du parcours ?</text:p>
        </text:list-item>
      </text:list>
      <text:h text:style-name="P40" text:outline-level="1">Passage de l'action de visualisation du pacours à l'étape de visualisation d'une étape</text:h>
      <text:list xml:id="list130326655" text:style-name="L8">
        <text:list-item>
          <text:p text:style-name="P22">La visualisation du pacours affiche une liste 'étape avec un Go après chacune d'entre elles</text:p>
        </text:list-item>
        <text:list-item>
          <text:p text:style-name="P22">ce qui nous renvoie à EtapeActivity</text:p>
        </text:list-item>
        <text:list-item>
          <text:p text:style-name="P22">Pour chaque étape on a:</text:p>
        </text:list-item>
        <text:list-item>
          <text:p text:style-name="P22">soit un mouvement simple représenté par un direction à suivre</text:p>
        </text:list-item>
        <text:list-item>
          <text:p text:style-name="P22">soit un changement d'étage représenté par un ensemble de directions à prendre séparéee par une action de montée ou de descente</text:p>
          <text:list text:style-name="L9">
            <text:list-item>
              <text:p text:style-name="P23">l'ensemble de directions à suivre permet soir de se rendre à la cage d'escalier</text:p>
            </text:list-item>
            <text:list-item>
              <text:p text:style-name="P23">soit de quitter la cage d'escalier pour rejoindre la salle la plus proche # Passage de l'action de parcours de l'étape à l'affichage des mouvements</text:p>
            </text:list-item>
          </text:list>
        </text:list-item>
        <text:list-item>
          <text:p text:style-name="P22">comme pour la visualisation des étapes nous allons ici visualiser les mouvements</text:p>
        </text:list-item>
        <text:list-item>
          <text:p text:style-name="P22">un bouton détail premettra d'accéder soit à la boussole (cf. chapitre ci dessous)</text:p>
        </text:list-item>
        <text:list-item>
          <text:p text:style-name="P22">soit à un podomètre lors d'un changement de niveau</text:p>
        </text:list-item>
      </text:list>
      <text:h text:style-name="P42" text:outline-level="2">la visualistation d'une direction à suivre!</text:h>
      <text:list xml:id="list3391637639" text:style-name="L10">
        <text:list-item>
          <text:p text:style-name="P7"><text:span text:style-name="T6">Elle se fait en affichant une boussole comme montré dans le </text:span><text:a xlink:type="simple" xlink:href="https://www.packtpub.com/application-development/android-application-development-cookbook-second-edition" text:style-name="Internet_20_link" text:visited-style-name="Visited_20_Internet_20_Link"><text:span text:style-name="Definition"><text:span text:style-name="T6">livre PAckt Android Cookbook developement</text:span></text:span></text:a></text:p>
        </text:list-item>
        <text:list-item>
          <text:p text:style-name="P7"><text:span text:style-name="T6">page 230 (ou 249/428). On part d'une </text:span><text:a xlink:type="simple" xlink:href="https://pixabay.com/en/geography-map-compass-rose-plot-42608/" text:style-name="Internet_20_link" text:visited-style-name="Visited_20_Internet_20_Link"><text:span text:style-name="Definition"><text:span text:style-name="T6">image de boussole</text:span></text:span></text:a></text:p>
        </text:list-item>
        <text:list-item>
          <text:p text:style-name="P24">Pour ajouter une flèche indiquant la direction réelle à suivre on affiche suivant la direction</text:p>
        </text:list-item>
        <text:list-item>
          <text:p text:style-name="P7"><text:span text:style-name="T6">une image différente sur laquelle la direction souhaitée a été visualisée par une flèche jaune ajoutée avec GIMP sur </text:span><text:a xlink:type="simple" xlink:href="https://pixabay.com/en/geography-map-compass-rose-plot-42608/" text:style-name="Internet_20_link" text:visited-style-name="Visited_20_Internet_20_Link"><text:span text:style-name="Definition"><text:span text:style-name="T6">l'image de base de boussole</text:span></text:span></text:a></text:p>
        </text:list-item>
        <text:list-item>
          <text:p text:style-name="P7"><text:span text:style-name="T6">ceci m'a été suggéré sur </text:span><text:a xlink:type="simple" xlink:href="https://stackoverflow.com/questions/61425687/adding-a-circle-on-an-imagei-n-android/61425779#61425779" text:style-name="Internet_20_link" text:visited-style-name="Visited_20_Internet_20_Link"><text:span text:style-name="Definition"><text:span text:style-name="T6">StackOverflow</text:span></text:span></text:a><text:span text:style-name="T6"> en réponse à ma question...</text:span></text:p>
        </text:list-item>
      </text:list>
      <text:h text:style-name="P42" text:outline-level="2"><text:soft-page-break/>compter les pas quand on monte ou descend un escalier</text:h>
      <text:h text:style-name="P43" text:outline-level="3">Plusieurs références:</text:h>
      <text:list xml:id="list3004600668" text:style-name="L11">
        <text:list-item>
          <text:p text:style-name="P8"><text:span text:style-name="T6">une video qui explique comment utiliser l'acceleromètre </text:span><text:a xlink:type="simple" xlink:href="https://programmerworld.co/android/how-to-create-walking-step-counter-app-using-accelerometer-sensor-and-shared-preference-in-android/" text:style-name="Internet_20_link" text:visited-style-name="Visited_20_Internet_20_Link"><text:span text:style-name="Definition"><text:span text:style-name="T6">video</text:span></text:span></text:a></text:p>
        </text:list-item>
        <text:list-item>
          <text:p text:style-name="P25">inconvenient, il ne prend pas en compte les faux positifs, il se base juste sur la norme</text:p>
        </text:list-item>
        <text:list-item>
          <text:p text:style-name="P25">avantage: il garde en mémoire physique via les shared preferences la dernière valeur du nombre de pas.</text:p>
        </text:list-item>
        <text:list-item>
          <text:p text:style-name="P8"><text:span text:style-name="T6">un </text:span><text:a xlink:type="simple" xlink:href="https://montemagno.com/part-1-my-stepcounter-android-step-sensors/" text:style-name="Internet_20_link" text:visited-style-name="Visited_20_Internet_20_Link"><text:span text:style-name="Definition"><text:span text:style-name="T6">lien</text:span></text:span></text:a><text:span text:style-name="T6"> qui explique comment utiliser directement le STEP DETECTOR</text:span></text:p>
        </text:list-item>
        <text:list-item>
          <text:p text:style-name="P25">problème ce n'est pas en java mais dans un langage très proche <text:span text:style-name="T2">.cs</text:span></text:p>
        </text:list-item>
        <text:list-item>
          <text:p text:style-name="P25">je n'ai que des morceaux de code et pas le code intégral qui est sur GitHub</text:p>
        </text:list-item>
        <text:list-item>
          <text:p text:style-name="P8"><text:span text:style-name="T6">utiliser le StepCounter comme indiqué sur </text:span><text:a xlink:type="simple" xlink:href="https://hub.packtpub.com/step-detector-and-step-counters-sensors/" text:style-name="Internet_20_link" text:visited-style-name="Visited_20_Internet_20_Link"><text:span text:style-name="Definition"><text:span text:style-name="T6">PAcktPub AndroidSensor Programming</text:span></text:span></text:a><text:span text:style-name="T6"> ## j'ai utilisé le Step Detector</text:span></text:p>
        </text:list-item>
        <text:list-item>
          <text:p text:style-name="P25">hier 27/04/2020 il ne passait jamais dans la méthode <text:span text:style-name="T2">onSensorChangedonSensorChanged</text:span> du listener.</text:p>
        </text:list-item>
        <text:list-item>
          <text:p text:style-name="P25">Aujourd'hui j'ai changé le délai de prise en compte de SENSOR_DELAY_NORMAL vers SENSOR_DELAY_UI</text:p>
        </text:list-item>
        <text:list-item>
          <text:p text:style-name="P25">le nombre de pas est pris en charge avec un peu de reatard</text:p>
          <text:p text:style-name="P47">mSensorManager.registerListener(mSensorStepsListener,mStepCounter, SensorManager.SENSOR_DELAY_UI);</text:p>
        </text:list-item>
        <text:list-item>
          <text:p text:style-name="P25">faire cohabiter le comptage de pas en arrière plan avec la mise à jour de l'interface n'est ce pas risqué ?</text:p>
          <text:p text:style-name="P47">private SensorEventListener mSensorStepsListener = new SensorEventListener() {</text:p>
          <text:p text:style-name="P47"><text:s text:c="4"/>@Override</text:p>
          <text:p text:style-name="P47"><text:s text:c="4"/>public void onSensorChanged(SensorEvent event) {</text:p>
          <text:p text:style-name="P47"/>
          <text:p text:style-name="P47"/>
          <text:p text:style-name="P47"><text:s text:c="8"/>mNombrePas ++;</text:p>
          <text:p text:style-name="P47"><text:s text:c="8"/>mCompteurPas.setText("nombre de pas realisés:" + String.valueOf(mNombrePas));</text:p>
          <text:p text:style-name="P47"><text:s text:c="4"/>}</text:p>
          <text:p text:style-name="P47"><text:s text:c="4"/>@Override</text:p>
          <text:p text:style-name="P47"><text:s text:c="4"/>public void onAccuracyChanged(Sensor sensor, int accuracy) {</text:p>
          <text:p text:style-name="P47"><text:s text:c="8"/>//Nothing to do</text:p>
          <text:p text:style-name="P47"><text:s text:c="4"/>}</text:p>
          <text:p text:style-name="P47">};</text:p>
        </text:list-item>
      </text:list>
      <text:h text:style-name="P40" text:outline-level="1">QRCodes</text:h>
      <text:h text:style-name="P42" text:outline-level="2">Leur génération:</text:h>
      <text:list xml:id="list3674592304" text:style-name="L12">
        <text:list-item>
          <text:p text:style-name="P26">LA salle de départ peut être choisie avec le Spinner ou en scannant un QRCode</text:p>
        </text:list-item>
        <text:list-item>
          <text:p text:style-name="P9"><text:span text:style-name="T6">Pour génréer un QRCODE j'ai utilisé </text:span><text:a xlink:type="simple" xlink:href="https://www.the-qrcode-generator.com/" text:style-name="Internet_20_link" text:visited-style-name="Visited_20_Internet_20_Link"><text:span text:style-name="Definition"><text:span text:style-name="T6">Ce générateur web</text:span></text:span></text:a></text:p>
        </text:list-item>
        <text:list-item>
          <text:p text:style-name="P26">j'ai 2 images de QRCode</text:p>
          <text:list text:style-name="L13">
            <text:list-item>
              <text:p text:style-name="P27">la salle et valeur 31.1.01</text:p>
            </text:list-item>
            <text:list-item>
              <text:p text:style-name="P27">la salle et valeur 31.3.02</text:p>
            </text:list-item>
          </text:list>
        </text:list-item>
        <text:list-item>
          <text:p text:style-name="P26"><text:soft-page-break/>Leurs images sont sous docs...</text:p>
        </text:list-item>
      </text:list>
      <text:h text:style-name="P42" text:outline-level="2">Leur lecture</text:h>
      <text:list xml:id="list2794663346" text:style-name="L14">
        <text:list-item>
          <text:p text:style-name="P10"><text:span text:style-name="T6">Je réutilise </text:span><text:a xlink:type="simple" xlink:href="http://jeanferdysusini.free.fr/Cours/CP48/index_2019.php" text:style-name="Internet_20_link" text:visited-style-name="Visited_20_Internet_20_Link"><text:span text:style-name="Definition"><text:span text:style-name="T6">le TP chef d'Orchestre (Exercice 2 ED 4)</text:span></text:span></text:a></text:p>
        </text:list-item>
        <text:list-item>
          <text:p text:style-name="P10"><text:span text:style-name="T6">Comme dans le TP du chef d'Orchestre je reprends le </text:span><text:a xlink:type="simple" xlink:href="https://github.com/zxing/zxing" text:style-name="Internet_20_link" text:visited-style-name="Visited_20_Internet_20_Link"><text:span text:style-name="Definition"><text:span text:style-name="T6">scanner zxing</text:span></text:span></text:a><text:span text:style-name="T6"> avec le code d'appel suivant:</text:span></text:p>
          <text:p text:style-name="P48">Intent photoIntent <text:s/>= new Intent("com.google.zxing.client.android.SCAN");</text:p>
          <text:p text:style-name="P48">PackageManager pm = getPackageManager();</text:p>
          <text:p text:style-name="P48">List&lt;ResolveInfo&gt; listeActivites = pm.queryIntentActivities(photoIntent,0);</text:p>
          <text:p text:style-name="P48">if(listeActivites.size() &gt; 0){</text:p>
          <text:p text:style-name="P48">startActivityForResult(photoIntent, Util.REQUEST_SCANNER);</text:p>
          <text:p text:style-name="P48">}else{</text:p>
          <text:p text:style-name="P48">Toast.makeText(this, "l'application BarCode Scanner doit être installée", Toast.LENGTH_SHORT).show();</text:p>
          <text:p text:style-name="P48">}</text:p>
        </text:list-item>
        <text:list-item>
          <text:p text:style-name="P28">Dans lm mainActivity, il y a aussi la méthode <text:span text:style-name="T2">onActivityResult</text:span></text:p>
          <text:p text:style-name="P48">public void onActivityResult(int requestCode, int resultCode, Intent data) {</text:p>
          <text:p text:style-name="P48">switch (requestCode) {</text:p>
          <text:p text:style-name="P48"><text:s text:c="4"/>case Util.REQUEST_PHOTO_CODE: {</text:p>
          <text:p text:style-name="P48"><text:s text:c="8"/>if (resultCode == RESULT_OK) {</text:p>
          <text:p text:style-name="P48"><text:s text:c="12"/>this.photo = (Bitmap) data.getExtras().get("data");</text:p>
          <text:p text:style-name="P48"><text:s text:c="12"/>ImageView photo_iv = findViewById(R.id.picture_iv);</text:p>
          <text:p text:style-name="P48"><text:s text:c="12"/>photo_iv.setImageBitmap(this.photo);</text:p>
          <text:p text:style-name="P48"><text:s text:c="8"/>}</text:p>
          <text:p text:style-name="P48"><text:s text:c="4"/>}</text:p>
          <text:p text:style-name="P48"><text:s text:c="4"/>break;</text:p>
          <text:p text:style-name="P48"><text:s text:c="4"/>case Util.REQUEST_SCANNER: {</text:p>
          <text:p text:style-name="P48"><text:s text:c="8"/>if (resultCode == RESULT_OK) {</text:p>
          <text:p text:style-name="P48"><text:s text:c="12"/>this.messageScanner= (String) data.getExtras().get("SCAN_RESULT");</text:p>
          <text:p text:style-name="P48"><text:s text:c="12"/>TextView scan_tv = (TextView)findViewById(R.id.scan_tv);</text:p>
          <text:p text:style-name="P48"><text:s text:c="12"/>scan_tv.setText(this.messageScanner);</text:p>
          <text:p text:style-name="P48"><text:s text:c="8"/>}</text:p>
          <text:p text:style-name="P48"><text:s text:c="4"/>}</text:p>
          <text:p text:style-name="P48"><text:s text:c="4"/>break;</text:p>
          <text:p text:style-name="P48">}</text:p>
          <text:p text:style-name="P48">}</text:p>
        </text:list-item>
        <text:list-item>
          <text:p text:style-name="P10"><text:span text:style-name="T6">Je dois donc installer </text:span><text:a xlink:type="simple" xlink:href="https://play.google.com/store/apps/details?id=com.google.zxing.client.android" text:style-name="Internet_20_link" text:visited-style-name="Visited_20_Internet_20_Link"><text:span text:style-name="Definition"><text:span text:style-name="T6">Barcode Scanner by Zxing sur google Play</text:span></text:span></text:a><text:span text:style-name="T6">:</text:span></text:p>
        </text:list-item>
      </text:list>
      <text:h text:style-name="P42" text:outline-level="2">ce que j'en fais:</text:h>
      <text:list xml:id="list2687902162" text:style-name="L15">
        <text:list-item>
          <text:p text:style-name="P29">une fois le QrCode lu dans le onActivityResult</text:p>
        </text:list-item>
        <text:list-item>
          <text:p text:style-name="P29">Je cherche l'indice dans le spinner de départ, indice correspondant au numéro de salle retourné pas le scanner</text:p>
        </text:list-item>
        <text:list-item>
          <text:p text:style-name="P29">une fois cet indice retourné je mets le spinner de départ à la position trouvée</text:p>
        </text:list-item>
        <text:list-item>
          <text:p text:style-name="P29">je mets à jour le spinner d'arrivée des salles en exculant la salle trouvée par le scanner</text:p>
        </text:list-item>
      </text:list>
      <text:h text:style-name="P40" text:outline-level="1"><text:soft-page-break/>récupération du projet Firebase</text:h>
      <text:list xml:id="list1263148266" text:style-name="L16">
        <text:list-item>
          <text:p text:style-name="P4"><text:span text:style-name="T6">Pour rappel, </text:span><text:a xlink:type="simple" xlink:href="https://console.firebase.google.com/u/0/project/geolocalisation-indoor/database/geolocalisation-indoor/data" text:style-name="Internet_20_link" text:visited-style-name="Visited_20_Internet_20_Link"><text:span text:style-name="Definition"><text:span text:style-name="T6">ma console Firebase</text:span></text:span></text:a></text:p>
        </text:list-item>
        <text:list-item>
          <text:p text:style-name="P5">il a fallu rendre public la Override Methode (par défaut protected)</text:p>
          <text:p text:style-name="P49">@Override</text:p>
          <text:p text:style-name="P49">public void onPostExecute(JSONObject jsonObject) {</text:p>
          <text:p text:style-name="P49"/>
          <text:p text:style-name="P49"><text:s text:c="4"/>delegate.processFinish(jsonObject);</text:p>
          <text:p text:style-name="P49">}</text:p>
        </text:list-item>
        <text:list-item>
          <text:p text:style-name="P5">Pour qu'elle soit bien lancée...</text:p>
        </text:list-item>
        <text:list-item>
          <text:p text:style-name="P5">TODO mettre le fireBAseDAO en attribut !! afin de pouvoir l'appeler pour insérer ...</text:p>
        </text:list-item>
      </text:list>
      <text:h text:style-name="P40" text:outline-level="1">passage du calcul d'optimisation en Service:</text:h>
      <text:list xml:id="list2954877537" text:style-name="L17">
        <text:list-item>
          <text:p text:style-name="P11"><text:span text:style-name="T6">j'ai trouvé </text:span><text:a xlink:type="simple" xlink:href="https://openclassrooms.com/fr/courses/2023346-creez-des-applications-pour-android/2027704-les-services#/id/r-2033531" text:style-name="Internet_20_link" text:visited-style-name="Visited_20_Internet_20_Link"><text:span text:style-name="Definition"><text:span text:style-name="T6">Cet exemple sur Openclassrooms</text:span></text:span></text:a></text:p>
        </text:list-item>
        <text:list-item>
          <text:p text:style-name="P30">peut être trop compliqué ?</text:p>
        </text:list-item>
        <text:list-item>
          <text:p text:style-name="P11"><text:span text:style-name="T6">je suis arrivé à </text:span><text:a xlink:type="simple" xlink:href="https://openclassrooms.com/fr/courses/2023346-creez-des-applications-pour-android/2027704-les-services#/id/r-2033609" text:style-name="Internet_20_link" text:visited-style-name="Visited_20_Internet_20_Link"><text:span text:style-name="Definition"><text:span text:style-name="T6">ici</text:span></text:span></text:a></text:p>
        </text:list-item>
        <text:list-item>
          <text:p text:style-name="P11"><text:span text:style-name="T6">faire une nouvelle application avec </text:span><text:a xlink:type="simple" xlink:href="https://openclassrooms.com/fr/courses/2023346-creez-des-applications-pour-android/2027704-les-services#/id/r-2033602" text:style-name="Internet_20_link" text:visited-style-name="Visited_20_Internet_20_Link"><text:span text:style-name="Definition"><text:span text:style-name="T6">le code suivant</text:span></text:span></text:a></text:p>
        </text:list-item>
      </text:list>
      <text:h text:style-name="P42" text:outline-level="2">SallesActivity.java / Lancer calcul</text:h>
      <text:list xml:id="list193773229" text:style-name="L18">
        <text:list-item>
          <text:p text:style-name="P12"><text:span text:style-name="T6">Il faut remplacer cette fonction par un appel à Service cf. </text:span><text:a xlink:type="simple" xlink:href="https://openclassrooms.com/fr/courses/2023346-creez-des-applications-pour-android/2027704-les-services#/id/r-2033529" text:style-name="Internet_20_link" text:visited-style-name="Visited_20_Internet_20_Link"><text:span text:style-name="Definition"><text:span text:style-name="T6">service Simple</text:span></text:span></text:a></text:p>
        </text:list-item>
        <text:list-item>
          <text:p text:style-name="P31">le OnHandleIntent s'exécute en arrière plan !!!</text:p>
        </text:list-item>
        <text:list-item>
          <text:p text:style-name="P12"><text:span text:style-name="T6">Le service lance une notification une fois le parcours prêt cf </text:span><text:a xlink:type="simple" xlink:href="https://openclassrooms.com/fr/courses/2023346-creez-des-applications-pour-android/2027704-les-services#/id/r-2033587" text:style-name="Internet_20_link" text:visited-style-name="Visited_20_Internet_20_Link"><text:span text:style-name="Definition"><text:span text:style-name="T6">cours OpenClassRomm</text:span></text:span></text:a></text:p>
        </text:list-item>
        <text:list-item>
          <text:p text:style-name="P12"><text:span text:style-name="T6">Il utilise des méthodes deprecated donc on prèfère </text:span><text:a xlink:type="simple" xlink:href="https://stackoverflow.com/questions/32345768/cannot-resolve-method-setlatesteventinfo" text:style-name="Internet_20_link" text:visited-style-name="Visited_20_Internet_20_Link"><text:span text:style-name="Definition"><text:span text:style-name="T6">la réponse 84 à ce post StackOverflow</text:span></text:span></text:a></text:p>
        </text:list-item>
        <text:list-item>
          <text:p text:style-name="P31">le 15/052020 à 18:35 tout marche sauf que l'on ne voit pas de petit icon sur la barre de notification</text:p>
        </text:list-item>
      </text:list>
      <text:h text:style-name="P40" text:outline-level="1">prise en compte des travaux, de Vigipirate et de sens de circulatioin (COVID)</text:h>
      <text:list xml:id="list908308799" text:style-name="L19">
        <text:list-item>
          <text:p text:style-name="P32">Sur Firebase, on a ajouté <text:span text:style-name="T2">acccessible</text:span></text:p>
        </text:list-item>
        <text:list-item>
          <text:p text:style-name="P32">aux salles (pas en travaux)</text:p>
        </text:list-item>
        <text:list-item>
          <text:p text:style-name="P32">aux éléments de parcours (travaux, de Vigipirate et de sens de circulatioin (COVID))</text:p>
        </text:list-item>
      </text:list>
      <text:h text:style-name="P42" text:outline-level="2">réperccuter sur la base de données:</text:h>
      <text:h text:style-name="P43" text:outline-level="3">partie structure de la BDD</text:h>
      <text:list xml:id="list182199590" text:style-name="L20">
        <text:list-item>
          <text:p text:style-name="P13"><text:span text:style-name="T6">on a </text:span><text:a xlink:type="simple" xlink:href="https://thebhwgroup.com/blog/how-android-sqlite-onupgrade" text:style-name="Internet_20_link" text:visited-style-name="Visited_20_Internet_20_Link"><text:span text:style-name="Definition"><text:span text:style-name="T6">les bonnes pratiques de la mise à jour BDD</text:span></text:span></text:a></text:p>
        </text:list-item>
        <text:list-item>
          <text:p text:style-name="P33">c'est plutôt <text:span text:style-name="T2">private static final int DATABASE_VERSION = 2;</text:span> utilisé au contructeur de notre base LocalisationDatabase</text:p>
        </text:list-item>
        <text:list-item>
          <text:p text:style-name="P33">ne sert à rien : on passe l'application en version 2 c'est dans le defaultconfig de <text:span text:style-name="T2">app/build.gradle</text:span> l'entrée <text:span text:style-name="T2">versionCode</text:span></text:p>
        </text:list-item>
        <text:list-item>
          <text:p text:style-name="P33"><text:soft-page-break/>On récupère la base de données en tapant <text:span text:style-name="T2">adb shell</text:span> et l'on va vers</text:p>
        </text:list-item>
        <text:list-item>
          <text:p text:style-name="P34">/data/data/fr.cnam.nfa024.jpmena.geolocalisationindoor/databases</text:p>
          <text:p text:style-name="P50">root@generic_x86:/data/data/fr.cnam.nfa024.jpmena.geolocalisationindoor/databases # ll</text:p>
          <text:p text:style-name="P50">-rw-rw---- u0_a60 <text:s text:c="2"/>u0_a60 <text:s text:c="5"/>20480 2020-05-16 12:57 GeolocalisationCNAM.db</text:p>
          <text:p text:style-name="P50">-rw------- u0_a60 <text:s text:c="2"/>u0_a60 <text:s text:c="6"/>8720 2020-05-16 12:57 GeolocalisationCNAM.db-journal</text:p>
        </text:list-item>
        <text:list-item>
          <text:p text:style-name="P33">je récupère en local cette base pouur vérifier que la colonnne a été ajoutée</text:p>
          <text:p text:style-name="P50">jpmena@jpmena-P34:~/AndroidStudioProjects/GeolocalisationIndoor$ adb pull /data/data/fr.cnam.nfa024.jpmena.geolocalisationindoor/databases/GeolocalisationCNAM.db .</text:p>
          <text:p text:style-name="P50">/data/data/fr.cnam.nfa024.jpmena.geolocalisationindoor/databases/GeolocalisationCNAM.db: 1 file pulled. 3.6 MB/s (20480 bytes in 0.005s)</text:p>
        </text:list-item>
      </text:list>
      <text:h text:style-name="P40" text:outline-level="1">passage de du choix du parcours à sa visualisation</text:h>
      <text:h text:style-name="P42" text:outline-level="2">le service de détermination du parcours</text:h>
      <text:list xml:id="list1533302454" text:style-name="L21">
        <text:list-item>
          <text:p text:style-name="P35">SallesActivity démarre le service ParcoursOptimalService choisi pour implémenter une méthode de traitement en arrière plan.</text:p>
        </text:list-item>
        <text:list-item>
          <text:p text:style-name="P35">Une fois le calcul du parcours optimal obtenu, ce dernier lance une notification</text:p>
        </text:list-item>
      </text:list>
      <text:h text:style-name="P43" text:outline-level="3">Les notifications</text:h>
      <text:list xml:id="list2657916760" text:style-name="L22">
        <text:list-item>
          <text:p text:style-name="P14"><text:span text:style-name="T6">je me suis appuyé sur </text:span><text:a xlink:type="simple" xlink:href="https://stackoverflow.com/questions/32345768/cannot-resolve-method-setlatesteventinfo" text:style-name="Internet_20_link" text:visited-style-name="Visited_20_Internet_20_Link"><text:span text:style-name="Definition"><text:span text:style-name="T6">la réponse 84 a cette question StackOverflow</text:span></text:span></text:a></text:p>
        </text:list-item>
        <text:list-item>
          <text:p text:style-name="P14"><text:span text:style-name="T6">Or à partir de l'API 26 (Oreo) toute notification doit être associée à un canal channel cela a été </text:span><text:a xlink:type="simple" xlink:href="https://stackoverflow.com/questions/61931503/why-a-pending-intent-does-not-start-an-activity-when-called-form-a-services-not/61933204?noredirect=1#comment109544710_61933204" text:style-name="Internet_20_link" text:visited-style-name="Visited_20_Internet_20_Link"><text:span text:style-name="Definition"><text:span text:style-name="T6">l'objet de la réponse à ma question StackOverflow</text:span></text:span></text:a></text:p>
        </text:list-item>
        <text:list-item>
          <text:p text:style-name="P14"><text:span text:style-name="T6">cela est expliqué également sur </text:span><text:a xlink:type="simple" xlink:href="https://developer.android.com/training/notify-user/channels" text:style-name="Internet_20_link" text:visited-style-name="Visited_20_Internet_20_Link"><text:span text:style-name="Definition"><text:span text:style-name="T6">cette vidéo des android developpers</text:span></text:span></text:a></text:p>
        </text:list-item>
        <text:list-item>
          <text:p text:style-name="P36">à la notification est asssocié un pending intent</text:p>
        </text:list-item>
        <text:list-item>
          <text:p text:style-name="P36">quand on ouvre la barre de notification et que l'on clique sur le large icon, le intent du pending intent est lancé</text:p>
        </text:list-item>
        <text:list-item>
          <text:p text:style-name="P36">il démarre la ViewCourseActivity</text:p>
        </text:list-item>
        <text:list-item>
          <text:p text:style-name="P36">en transportant le parccoursOptimisé (bundle putExtra)</text:p>
        </text:list-item>
      </text:list>
      <text:h text:style-name="P42" text:outline-level="2">La ViewCourse Activity</text:h>
      <text:list xml:id="list1742081052" text:style-name="L23">
        <text:list-item>
          <text:p text:style-name="P37">elle doit affficcher le parcours calculé étape par étape.</text:p>
        </text:list-item>
        <text:list-item>
          <text:p text:style-name="P37">Chaque étape étant le fiat de se rendre d'une pièce à une pièce voisine</text:p>
        </text:list-item>
        <text:list-item>
          <text:p text:style-name="P37">une étape peut être simple: une direction à suivre jusqu'à tomber sur la salle en question</text:p>
        </text:list-item>
        <text:list-item>
          <text:p text:style-name="P37">une étape peut être complexe: quand les salles adjaccentes sont sur 2 niveauxx différents, direction à suivre pour se rendre sur la cage d'escalier, monter/descendre (on démarre alors un podomètre) puis on se rend de la cage d'escalier à une salle voisine</text:p>
        </text:list-item>
      </text:list>
      <text:h text:style-name="P40" text:outline-level="1">supprimer les accès au second étage par l'ouest</text:h>
      <text:list xml:id="list1587869037" text:style-name="L24">
        <text:list-item>
          <text:p text:style-name="P15"><text:span text:style-name="T6">aller sur la </text:span><text:a xlink:type="simple" xlink:href="https://console.firebase.google.com/u/0/project/geolocalisation-indoor/database/geolocalisation-indoor/data" text:style-name="Internet_20_link" text:visited-style-name="Visited_20_Internet_20_Link"><text:span text:style-name="Definition"><text:span text:style-name="T6">console Firebase avec mon compte gmail</text:span></text:span></text:a></text:p>
        </text:list-item>
        <text:list-item>
          <text:p text:style-name="P38"><text:soft-page-break/>rendre à false l'entrée cnamaccess31 mouvement entrée 12 (monter de 1 à 5) mis à false ainsi que l'entrée 14 (monter de 2 à 6 ) mis à fal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text:style-name="Definition"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6-05T18:01:06.691110700</dc:date>
    <meta:editing-duration>PT48M10S</meta:editing-duration>
    <meta:editing-cycles>10</meta:editing-cycles>
    <meta:generator>LibreOffice/6.0.7.3$Linux_X86_64 LibreOffice_project/00m0$Build-3</meta:generator>
    <meta:document-statistic meta:table-count="0" meta:image-count="0" meta:object-count="0" meta:page-count="8" meta:paragraph-count="194" meta:word-count="2290" meta:character-count="14133" meta:non-whitespace-character-count="12009"/>
  </office:meta>
</office:document-meta>
</file>